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098in"/>
    </style:style>
    <style:style style:name="co3" style:family="table-column">
      <style:table-column-properties fo:break-before="auto" style:column-width="2.1783in"/>
    </style:style>
    <style:style style:name="co4" style:family="table-column">
      <style:table-column-properties fo:break-before="auto" style:column-width="1.4201in"/>
    </style:style>
    <style:style style:name="co5" style:family="table-column">
      <style:table-column-properties fo:break-before="auto" style:column-width="1.38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9999"/>
    </style:style>
  </office:automatic-styles>
  <office:body>
    <office:spreadsheet>
      <table:table table:name="Sheet1" table:style-name="ta1" table:print="false">
        <table:table-column table:style-name="co2" table:number-columns-repeated="17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style-name="ce2" office:value-type="string">
            <text:p>Initial stack pointer = 0x4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float" office:value="3">
            <text:p>3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string" table:number-columns-spanned="10" table:number-rows-spanned="3">
            <text:p>Current byte env</text:p>
          </table:table-cell>
          <table:covered-table-cell table:number-columns-repeated="9"/>
          <table:table-cell office:value-type="string">
            <text:p>[1]</text:p>
          </table:table-cell>
          <table:table-cell table:number-columns-repeated="5"/>
          <table:table-cell office:value-type="string">
            <text:p>1 – new byte stat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covered-table-cell table:number-columns-repeated="10"/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[1]</text:p>
          </table:table-cell>
          <table:table-cell table:number-columns-repeated="3"/>
          <table:table-cell office:value-type="string">
            <text:p>1 – is there non-zero byte in env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covered-table-cell table:number-columns-repeated="10"/>
          <table:table-cell office:value-type="string">
            <text:p>[1]</text:p>
          </table:table-cell>
          <table:table-cell office:value-type="string">
            <text:p>[2]</text:p>
          </table:table-cell>
          <table:table-cell office:value-type="string">
            <text:p>[3]</text:p>
          </table:table-cell>
          <table:table-cell table:number-columns-repeated="3"/>
          <table:table-cell office:value-type="string">
            <text:p>1 – game state</text:p>
          </table:table-cell>
          <table:table-cell office:value-type="string">
            <text:p>2 – birth conditions</text:p>
          </table:table-cell>
          <table:table-cell office:value-type="string">
            <text:p>3 – death condition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 table:number-columns-spanned="16" table:number-rows-spanned="8">
            <text:p>Previous field data</text:p>
          </table:table-cell>
          <table:covered-table-cell table:number-columns-repeated="15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A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B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C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D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E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office:value-type="string" table:number-columns-spanned="16" table:number-rows-spanned="1">
            <text:p>I/O regs.</text:p>
          </table:table-cell>
          <table:covered-table-cell table:number-columns-repeated="15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0" number:min-integer-digits="2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30">04/30/2023</text:date>, <text:time>19:5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7S</meta:editing-duration>
    <meta:editing-cycles>3</meta:editing-cycles>
    <meta:generator>OpenOffice/4.1.11$Win32 OpenOffice.org_project/4111m1$Build-9808</meta:generator>
    <dc:date>2023-04-30T19:53:50.88</dc:date>
    <dc:creator>Кирилл Козлов</dc:creator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